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Sentido próprio e figurado das palavras<text:span text:style-name="T4"> (denotativo ou conotativo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8  Colocação pronominal<text:span text:style-name="T4"> (próclise, ênclise e mesóclise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5">
          <table:covered-table-cell table:style-name="ce31"/>
          <table:table-cell table:style-name="ce39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44" office:value-type="string" calcext:value-type="string">
            <text:p>OK</text:p>
          </table:table-cell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4" office:value-type="string" calcext:value-type="string">
            <text:p>OK</text:p>
          </table:table-cell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, finally)</text:span></text:p>
          </table:table-cell>
          <table:table-cell table:style-name="ce44" office:value-type="string" calcext:value-type="string">
            <text:p>OK</text:p>
          </table:table-cell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4" office:value-type="string" calcext:value-type="string">
            <text:p>OK</text:p>
          </table:table-cell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4" office:value-type="string" calcext:value-type="string">
            <text:p>OK</text:p>
          </table:table-cell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)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3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3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4:58:14.3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10T20:52:56.766000000</dc:date>
    <meta:generator>LibreOffice/6.1.4.2$Windows_X86_64 LibreOffice_project/9d0f32d1f0b509096fd65e0d4bec26ddd1938fd3</meta:generator>
    <meta:editing-duration>P1DT4H17M23S</meta:editing-duration>
    <meta:editing-cycles>14</meta:editing-cycles>
    <meta:document-statistic meta:table-count="3" meta:cell-count="1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